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1cm"/>
    </style:style>
    <style:style style:name="co2" style:family="table-column">
      <style:table-column-properties fo:break-before="auto" style:column-width="2.438cm"/>
    </style:style>
    <style:style style:name="co3" style:family="table-column">
      <style:table-column-properties fo:break-before="auto" style:column-width="10.421cm"/>
    </style:style>
    <style:style style:name="co4" style:family="table-column">
      <style:table-column-properties fo:break-before="auto" style:column-width="9.99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a20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e2f0d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43">
      <style:table-cell-properties fo:background-color="#dbdbdb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43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dbdbdb" style:diagonal-bl-tr="none" style:diagonal-tl-br="none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0.74pt solid #ffffff" style:rotation-align="non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2" calcext:value-type="date">
            <text:p>12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19" calcext:value-type="date">
            <text:p>19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5-02-26" calcext:value-type="date">
            <text:p>26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date" office:date-value="2025-03-05" calcext:value-type="date">
            <text:p>05/03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2" calcext:value-type="date">
            <text:p>12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19" calcext:value-type="date">
            <text:p>19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6" calcext:value-type="date">
            <text:p>2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2" calcext:value-type="date">
            <text:p>02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09" calcext:value-type="date">
            <text:p>09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5-04-16" calcext:value-type="date">
            <text:p>16/04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3" calcext:value-type="date">
            <text:p>2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5-04-30" calcext:value-type="date">
            <text:p>30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7" calcext:value-type="date">
            <text:p>07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4" calcext:value-type="date">
            <text:p>14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1" calcext:value-type="date">
            <text:p>21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8" calcext:value-type="date">
            <text:p>2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4" calcext:value-type="date">
            <text:p>04/06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1" calcext:value-type="date">
            <text:p>11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5-06-18" calcext:value-type="date">
            <text:p>18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5" calcext:value-type="date">
            <text:p>25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2" calcext:value-type="date">
            <text:p>02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09" calcext:value-type="date">
            <text:p>09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6" calcext:value-type="date">
            <text:p>16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3" calcext:value-type="date">
            <text:p>2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0" calcext:value-type="date">
            <text:p>3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6" calcext:value-type="date">
            <text:p>06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3" calcext:value-type="date">
            <text:p>13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0" calcext:value-type="date">
            <text:p>20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7" calcext:value-type="date">
            <text:p>2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3" calcext:value-type="date">
            <text:p>03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DS – noturno T1</text:p>
          </table:table-cell>
          <table:covered-table-cell table:number-columns-repeated="2" table:style-name="ce11"/>
          <table:table-cell table:number-columns-repeated="1021"/>
        </table:table-row>
        <table:table-row table:style-name="ro1">
          <table:table-cell table:style-name="ce11" office:value-type="string" calcext:value-type="string">
            <text:p>AULA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ASSUNTO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5-02-13" calcext:value-type="date">
            <text:p>13/02/25</text:p>
          </table:table-cell>
          <table:table-cell table:style-name="ce9" office:value-type="string" calcext:value-type="string">
            <text:p>apresentação da disciplin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5-02-20" calcext:value-type="date">
            <text:p>20/02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date" office:date-value="2025-02-27" calcext:value-type="date">
            <text:p>27/02/25</text:p>
          </table:table-cell>
          <table:table-cell table:style-name="ce8" office:value-type="string" calcext:value-type="string">
            <text:p>CARNAVAL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5-03-06" calcext:value-type="date">
            <text:p>06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5-03-13" calcext:value-type="date">
            <text:p>13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5-03-20" calcext:value-type="date">
            <text:p>20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5-03-27" calcext:value-type="date">
            <text:p>27/03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5-04-03" calcext:value-type="date">
            <text:p>03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5-04-10" calcext:value-type="date">
            <text:p>10/04/25</text:p>
          </table:table-cell>
          <table:table-cell table:style-name="ce9" office:value-type="string" calcext:value-type="string">
            <text:p>PROVA 1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date" office:date-value="2025-04-17" calcext:value-type="date">
            <text:p>17/04/25</text:p>
          </table:table-cell>
          <table:table-cell table:style-name="ce8" office:value-type="string" calcext:value-type="string">
            <text:p>SEMANA SANTA</text:p>
          </table:table-cell>
          <table:table-cell table:number-columns-repeated="102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5-04-24" calcext:value-type="date">
            <text:p>24/04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date" office:date-value="2025-05-01" calcext:value-type="date">
            <text:p>01/05/25</text:p>
          </table:table-cell>
          <table:table-cell table:style-name="ce8" office:value-type="string" calcext:value-type="string">
            <text:p>DIA DO TRABALHADOR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5-05-08" calcext:value-type="date">
            <text:p>08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5-05-15" calcext:value-type="date">
            <text:p>15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date" office:date-value="2025-05-22" calcext:value-type="date">
            <text:p>22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5-05-29" calcext:value-type="date">
            <text:p>29/05/2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5-06-05" calcext:value-type="date">
            <text:p>05/06/25</text:p>
          </table:table-cell>
          <table:table-cell table:style-name="ce9" office:value-type="string" calcext:value-type="string">
            <text:p>PROVA 2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5-06-12" calcext:value-type="date">
            <text:p>12/06/25</text:p>
          </table:table-cell>
          <table:table-cell table:style-name="ce9" office:value-type="string" calcext:value-type="string">
            <text:p>SEGUNDA CHAMADA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date" office:date-value="2025-06-19" calcext:value-type="date">
            <text:p>19/06/25</text:p>
          </table:table-cell>
          <table:table-cell table:style-name="ce8" office:value-type="string" calcext:value-type="string">
            <text:p>CORPUS CHRISTI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5-06-26" calcext:value-type="date">
            <text:p>26/06/25</text:p>
          </table:table-cell>
          <table:table-cell table:style-name="ce9" office:value-type="string" calcext:value-type="string">
            <text:p>PROVA FINAL</text:p>
          </table:table-cell>
          <table:table-cell table:number-columns-repeated="1021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5-07-03" calcext:value-type="date">
            <text:p>03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5-07-10" calcext:value-type="date">
            <text:p>10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5-07-17" calcext:value-type="date">
            <text:p>17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5-07-24" calcext:value-type="date">
            <text:p>24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5-07-31" calcext:value-type="date">
            <text:p>31/07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5-08-07" calcext:value-type="date">
            <text:p>07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5-08-14" calcext:value-type="date">
            <text:p>14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5-08-21" calcext:value-type="date">
            <text:p>21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5-08-28" calcext:value-type="date">
            <text:p>28/08/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5-09-04" calcext:value-type="date">
            <text:p>04/09/25</text:p>
          </table:table-cell>
          <table:table-cell table:style-name="ce9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1">
      <number:hours/>
      <number:text>:</number:text>
      <number:minutes number:style="long"/>
      <number:text> </number:text>
      <number:am-pm/>
    </number:time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8P0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date-style style:name="N143P0" style:volatile="true">
      <number:day number:style="long"/>
      <number:text>/</number:text>
      <number:month number:style="long"/>
      <number:text>/</number:text>
      <number:year/>
    </number:date-style>
    <number:text-style style:name="N143">
      <number:text-content/>
      <style:map style:condition="value()&lt;=1.7976931348623157E+308" style:apply-style-name="N143P0"/>
    </number:text-style>
    <number:number-style style:name="N11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15">
      <number:minutes number:style="long"/>
      <number:text>:</number:text>
      <number:seconds number:style="long"/>
    </number:time-style>
    <number:date-style style:name="N145">
      <number:month number:textual="true"/>
      <number:text>/</number:text>
      <number:year/>
    </number:date-style>
    <number:date-style style:name="N116">
      <number:day/>
      <number:text>/</number:text>
      <number:month/>
      <number:text>/</number:text>
      <number:year number:style="long"/>
    </number:date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R$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">
      <number:day/>
      <number:text>/</number:text>
      <number:month number:textual="true"/>
      <number:text>/</number:text>
      <number:year/>
    </number:date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 number:textual="true"/>
    </number:date-style>
    <number:number-style style:name="N13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time-style style:name="N131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0:00:50</meta:creation-date>
    <meta:initial-creator>Marcos</meta:initial-creator>
    <dc:language>pt-BR</dc:language>
    <dc:date>2025-02-10T22:49:47.735090503</dc:date>
    <meta:editing-cycles>16</meta:editing-cycles>
    <meta:editing-duration>PT1H30M23S</meta:editing-duration>
    <meta:generator>LibreOffice/7.3.7.2$Linux_X86_64 LibreOffice_project/30$Build-2</meta:generator>
    <meta:document-statistic meta:table-count="2" meta:cell-count="143" meta:object-count="0"/>
    <meta:user-defined meta:name="AppVersion">15.0000</meta:user-defined>
  </office:meta>
</office:document-meta>
</file>